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 style:list-style-name="L1">
      <style:text-properties fo:color="#0000ff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Matching Points List</text:p>
      <text:p text:style-name="Horizontal_20_Line"/>
      <text:p text:style-name="Standard">Includes:</text:p>
      <text:p text:style-name="P2">stdio.h</text:p>
      <text:p text:style-name="P2">math.h</text:p>
      <text:p text:style-name="P2">vector</text:p>
      <text:p text:style-name="Horizontal_20_Line"/>
      <text:p text:style-name="P3">Methods:</text:p>
      <text:p text:style-name="P2">MatchingPointsList() { bad_points = 0; }; </text:p>
      <text:p text:style-name="P2">enum saveType { saveFull, savePairs, savePairsHann, saveXYZ }; </text:p>
      <text:p text:style-name="P2">enum loadType { loadFull, loadPairs, loadPairsHann, loadXYZ, loadidXYZ }; </text:p>
      <text:p text:style-name="P2">enum sortCriteria { byLeft, byRight, by3D, byGridpos }; </text:p>
      <text:p text:style-name="P2">void clear(); </text:p>
      <text:p text:style-name="P2">void add(int, int, double, double, double, double, double); </text:p>
      <text:p text:style-name="P2">void modify(int, int, int, double, double, double, double, double); </text:p>
      <text:p text:style-name="P2">void modify(int, double, double, double); </text:p>
      <text:p text:style-name="P2">void remove(int); </text:p>
      <text:p text:style-name="P2">void filterBadPoints2D(double sigma_x=3, double sigma_y=1.5); </text:p>
      <text:p text:style-name="P2">void listMp(); </text:p>
      <text:p text:style-name="P2">void listMp(int); </text:p>
      <text:p text:style-name="P2">MatchingPoints* get(int); </text:p>
      <text:p text:style-name="P2">int save(char *, saveType); </text:p>
      <text:p text:style-name="P2">int load(char *, loadType, bool append=false, int left_id=-1, int right_id=-1); </text:p>
      <text:p text:style-name="P2">int size() { return list.size(); }; </text:p>
      <text:p text:style-name="P2">unsigned int getNumBadPoints() { return bad_points; }; </text:p>
      <text:p text:style-name="P2">void sortList(sortCriteria criteria); </text:p>
      <text:p text:style-name="P2">void leftImageBoundingBox(int &amp;xi, int &amp;yi, int &amp;xf, int &amp;yf); </text:p>
      <text:p text:style-name="P2">void rightImageBoundingBox(int &amp;xi, int &amp;yi, int &amp;xf, int &amp;yf); </text:p>
      <text:p text:style-name="P2">void XYZboundingBox(double &amp;Xi, double &amp;Yi, double &amp;Xf, double &amp;Yf, double &amp;Zi, double &amp;Zf);</text:p>
      <text:p text:style-name="Horizontal_20_Line"/>
      <text:p text:style-name="P3">Each cell of Matching Point List uses a structure called Matching point:</text:p>
      <text:p text:style-name="P2">int left_image_id, right_image_id; </text:p>
      <text:p text:style-name="P2">double left_x, left_y, right_x, right_y; </text:p>
      <text:p text:style-name="P2">double X, Y, Z; </text:p>
      <text:p text:style-name="P2">double matching_accuracy;</text:p>
      <text:p text:style-name="Horizontal_20_Line"/>
      <text:p text:style-name="P3">Methods description:</text:p>
      <text:p text:style-name="P3"/>
      <text:p text:style-name="P3">General:</text:p>
      <text:p text:style-name="P5">List index ranges from 1 to size.</text:p>
      <text:p text:style-name="P3"/>
      <text:p text:style-name="P3">clear</text:p>
      <text:p text:style-name="P5">Clear point list.</text:p>
      <text:p text:style-name="P3"/>
      <text:p text:style-name="P3">Add / modify / remove</text:p>
      <text:p text:style-name="P5">Add, modify or remove an item from the list.</text:p>
      <text:p text:style-name="P5">Please, prefer the get() method.</text:p>
      <text:p text:style-name="P5">Values:</text:p>
      <text:p text:style-name="P5">index, left_image_id, right_image_id, left_col, left_row, right_col, right_row</text:p>
      <text:p text:style-name="Standard"><text:soft-page-break/>filterBadPoints2D</text:p>
      <text:p text:style-name="P4">This method can be used in order to filter outliers after matching.</text:p>
      <text:p text:style-name="Standard"/>
      <text:p text:style-name="Standard">listMp / listMp(int index)</text:p>
      <text:p text:style-name="P4">Print the whole list or a specific point in the terminal.</text:p>
      <text:p text:style-name="Standard"/>
      <text:p text:style-name="Standard">get(int index)</text:p>
      <text:p text:style-name="P4">Return a Matching Point object, according to a given index.</text:p>
      <text:p text:style-name="P4">E.g.:</text:p>
      <text:p text:style-name="P4">MatchingPointList mpl;</text:p>
      <text:p text:style-name="P4">MatchingPoint *mp;</text:p>
      <text:p text:style-name="P4">mp = mpl.get(10);</text:p>
      <text:p text:style-name="P4">mp-&gt;X = 12.1;</text:p>
      <text:p text:style-name="P4">mp-&gt;Y = 21.2;</text:p>
      <text:p text:style-name="Standard"/>
      <text:p text:style-name="Standard">save / load</text:p>
      <text:p text:style-name="P4">Save or load point list acoording to a given format.</text:p>
      <text:p text:style-name="P4">See point file format at the end of this document.</text:p>
      <text:p text:style-name="Standard"/>
      <text:p text:style-name="Standard">size</text:p>
      <text:p text:style-name="P4">Return the size of the list.</text:p>
      <text:p text:style-name="Standard"/>
      <text:p text:style-name="Standard">getNumBadPoints</text:p>
      <text:p text:style-name="P4">Return the number of eliminated points in filterBadPoints2D method.</text:p>
      <text:p text:style-name="Standard"/>
      <text:p text:style-name="Standard">sortList</text:p>
      <text:p text:style-name="P4">Sort list using Quick Sort algorithm.</text:p>
      <text:p text:style-name="P4">Choose criteria:</text:p>
      <text:list xml:id="list1925714365" text:style-name="L1">
        <text:list-item>
          <text:p text:style-name="P6">Left image coordinates;</text:p>
        </text:list-item>
        <text:list-item>
          <text:p text:style-name="P6">Right image coordinates; or</text:p>
        </text:list-item>
        <text:list-item>
          <text:p text:style-name="P6">X,Y,Z points.</text:p>
        </text:list-item>
      </text:list>
      <text:p text:style-name="Standard"/>
      <text:p text:style-name="Standard">LeftImageBoundingBox / rightImageBoundingBox / XYZImageBoundingBox</text:p>
      <text:p text:style-name="P4">Returns the bounding box (min and max rectangle / block coordinates).</text:p>
      <text:p text:style-name="Horizontal_20_Line"/>
      <text:p text:style-name="P3">File formats:</text:p>
      <text:p text:style-name="P3">Save a text file with a list of the following data:</text:p>
      <text:p text:style-name="P3"/>
      <text:p text:style-name="P3">saveFull</text:p>
      <text:p text:style-name="P3">index<text:tab/>left_col<text:tab/>left_row<text:tab/>right_col<text:tab/>right_row<text:tab/>X<text:tab/>Y<text:tab/>Z<text:tab/>accuracy</text:p>
      <text:p text:style-name="P3"/>
      <text:p text:style-name="P3">savePairs</text:p>
      <text:p text:style-name="P3">left_col<text:tab/>left_row<text:tab/>right_col<text:tab/>right_row</text:p>
      <text:p text:style-name="P3"/>
      <text:p text:style-name="P3">savePairsHann</text:p>
      <text:p text:style-name="P3">index<text:tab/>left_col<text:tab/>left_row<text:tab/>right_col<text:tab/>right_row</text:p>
      <text:p text:style-name="P3"/>
      <text:p text:style-name="P3">saveXYZ</text:p>
      <text:p text:style-name="P3">X<text:tab/>Y<text:tab/>Z</text:p>
      <text:p text:style-name="P3"/>
      <text:p text:style-name="P3"/>
      <text:p text:style-name="P3"><text:soft-page-break/></text:p>
      <text:p text:style-name="Horizontal_20_Line"/>
      <text:p text:style-name="P9">The E-FOTO Team</text:p>
      <text:p text:style-name="P10"/>
      <text:p text:style-name="P10">Class developed by: Marcelo Teixeira Silveira</text:p>
      <text:p text:style-name="P8">Document: Marcelo Teixeira Silveira</text:p>
      <text:p text:style-name="P8">Date: 2011-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7:16</dc:date>
    <dc:creator>Marcelo SIlveira</dc:creator>
    <meta:editing-duration>PT00H46M40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3" meta:paragraph-count="83" meta:word-count="389" meta:character-count="2701"/>
  </office:meta>
</office:document-meta>
</file>